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3.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1.55cm"/>
    </style:style>
    <style:style style:name="pr5" style:family="presentation" style:parent-style-name="midnightblue-outline1">
      <style:graphic-properties fo:min-height="16.2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8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QgisO</text:span><text:span text:style-name="T1">DK</text:span></text:p>
          </draw:text-box>
        </draw:frame>
        <draw:frame presentation:style-name="pr2" draw:text-style-name="P2" draw:layer="layout" svg:width="23.8cm" svg:height="13.8cm" svg:x="2cm" svg:y="5.4cm" presentation:class="subtitle" presentation:user-transformed="true">
          <draw:text-box>
            <text:p>GIS DAY 2017 14/11/2017 - Padova</text:p>
            <text:p/>
            <text:p>Raccolta in loco di informazioni a contenuto geospaziale con Open Data Kit (ODK) e QGIS </text:p>
            <text:p/>
            <text:p><text:span text:style-name="T2">Enrico Ferreguti – </text:span><text:span text:style-name="T2"><text:a xlink:href="mailto:enricofer@gmail.com" xlink:type="simple">enricofer@gmail.com</text:a></text:span></text:p>
            <text:p><text:span text:style-name="T2">https://</text:span><text:span text:style-name="T2">opendatakit.org/</text:span></text:p>
            <text:p><text:span text:style-name="T2"><text:a xlink:href="https://github.com/enricofer/QgisODK/" xlink:type="simple">https://github.com/enricofer/QgisODK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.8cm" svg:x="1cm" svg:y="0.5cm" presentation:class="title" presentation:placeholder="true">
          <draw:text-box/>
        </draw:frame>
        <draw:frame presentation:style-name="pr5" draw:layer="layout" svg:width="26cm" svg:height="16.5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00381f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00381f" draw:textarea-vertical-align="middle" draw:auto-grow-height="false" fo:min-height="2.59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f3715a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381f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f3715a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2.59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-title" draw:layer="backgroundobjects" svg:width="26cm" svg:height="1.8cm" svg:x="1cm" svg:y="0.5cm" presentation:class="title" presentation:placeholder="true">
        <draw:text-box/>
      </draw:frame>
      <draw:frame presentation:style-name="midnightblue-outline1" draw:layer="backgroundobjects" svg:width="26cm" svg:height="16.5cm" svg:x="1cm" svg:y="3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 text:style-name="MP10"><text:page-number>&lt;number&gt;</text:page-number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2:34:47.556000000</meta:creation-date>
    <dc:date>2019-04-03T15:34:16.570572358</dc:date>
    <meta:editing-duration>PT1H42M14S</meta:editing-duration>
    <meta:editing-cycles>14</meta:editing-cycles>
    <meta:generator>LibreOffice/6.0.6.2$Linux_X86_64 LibreOffice_project/00m0$Build-2</meta:generator>
    <meta:document-statistic meta:object-count="42"/>
  </office:meta>
</office:document-meta>
</file>